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007in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6667in" style:rel-column-width="15772*"/>
    </style:style>
    <style:style style:name="Table16.B" style:family="table-column">
      <style:table-column-properties style:column-width="5.2583in" style:rel-column-width="49763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B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6667in" style:rel-column-width="15772*"/>
    </style:style>
    <style:style style:name="Table8.B" style:family="table-column">
      <style:table-column-properties style:column-width="5.2583in" style:rel-column-width="4976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">Contract bij UC1:<text:span text:style-name="T1"> Nieuw spel starten</text:span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">Name</text:p>
          </table:table-cell>
          <table:table-cell table:style-name="Table16.B1" office:value-type="string">
            <text:p text:style-name="Table_20_Contents">initialiseerNieuwSpel()</text:p>
          </table:table-cell>
        </table:table-row>
        <table:table-row>
          <table:table-cell table:style-name="Table16.A2" office:value-type="string">
            <text:p text:style-name="P2">Cross References</text:p>
          </table:table-cell>
          <table:table-cell table:style-name="Table16.B2" office:value-type="string">
            <text:p text:style-name="Table_20_Contents">UC1, SSD1 en SSD2</text:p>
          </table:table-cell>
        </table:table-row>
        <table:table-row>
          <table:table-cell table:style-name="Table16.A2" office:value-type="string">
            <text:p text:style-name="P2">Pre-conditions</text:p>
          </table:table-cell>
          <table:table-cell table:style-name="Table16.B2" office:value-type="string">
            <text:p text:style-name="Table_20_Contents">De applicatie is opgestart en de gebruiker heeft aangegeven een nieuw spel te willen starten.</text:p>
          </table:table-cell>
        </table:table-row>
        <table:table-row>
          <table:table-cell table:style-name="Table16.A2" office:value-type="string">
            <text:p text:style-name="P2">Post-conditions</text:p>
          </table:table-cell>
          <table:table-cell table:style-name="Table16.B2" office:value-type="string">
            <text:p text:style-name="Table_20_Contents">Een UI met de verschillende instellingsmogelijkheden is weergegeven. (instance creation)</text:p>
            <text:p text:style-name="Table_20_Contents">Een Spel is geïnitialiseerd. (instance creation)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row>
          <table:table-cell table:style-name="Table7.A1" office:value-type="string">
            <text:p text:style-name="P1">Contract bij UC7:<text:span text:style-name="T1"> Spel opslaan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">Name</text:p>
          </table:table-cell>
          <table:table-cell table:style-name="Table8.B1" office:value-type="string">
            <text:p text:style-name="Table_20_Contents">kiesNaam(naam)</text:p>
          </table:table-cell>
        </table:table-row>
        <table:table-row>
          <table:table-cell table:style-name="Table8.A2" office:value-type="string">
            <text:p text:style-name="P2">Cross References</text:p>
          </table:table-cell>
          <table:table-cell table:style-name="Table8.B2" office:value-type="string">
            <text:p text:style-name="P3">UC7, SSD9</text:p>
          </table:table-cell>
        </table:table-row>
        <table:table-row>
          <table:table-cell table:style-name="Table8.A2" office:value-type="string">
            <text:p text:style-name="P2">Pre-conditions</text:p>
          </table:table-cell>
          <table:table-cell table:style-name="Table8.B2" office:value-type="string">
            <text:p text:style-name="Table_20_Contents">Een spel is bezig en een Speler wil Spel opslaan en de voor de gebruiker nodig zijnde UI is aanwezig.</text:p>
          </table:table-cell>
        </table:table-row>
        <table:table-row>
          <table:table-cell table:style-name="Table8.A2" office:value-type="string">
            <text:p text:style-name="P2">Post-conditions</text:p>
          </table:table-cell>
          <table:table-cell table:style-name="Table8.B2" office:value-type="string">
            <text:p text:style-name="Table_20_Contents">Een controle op de geldigheid van de naam is uitgevoerd.</text:p>
            <text:p text:style-name="Table_20_Contents">Indien deze positief was: de naam van de Bestand-instantie wordt veranderd. (attribute modification)</text:p>
            <text:p text:style-name="Table_20_Contents">Indien deze negatief was: de naam van de Bestand-instantie blijft dezelfde en een passende melding wordt gegeven. (mogelijk d.m.v. instance creation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ibrand Staessens</meta:initial-creator>
    <meta:creation-date>2008-11-09T19:46:12</meta:creation-date>
    <dc:creator>Sibrand Staessens</dc:creator>
    <dc:date>2008-11-09T20:42:04</dc:date>
    <meta:editing-cycles>6</meta:editing-cycles>
    <meta:editing-duration>PT25M41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21" meta:word-count="131" meta:character-count="862"/>
  </office:meta>
</office:document-meta>
</file>